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2013409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9f538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c889e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eabc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8c9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5" style:family="paragraph" style:parent-style-name="Standard">
      <style:text-properties officeooo:paragraph-rsid="01d88a79"/>
    </style:style>
    <style:style style:name="P36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08f8b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1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5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85e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a28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d70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b6e0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d202c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3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3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0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1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73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74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75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6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77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78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79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80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8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style:text-underline-style="none" style:font-size-asian="12pt" style:font-size-complex="12pt"/>
    </style:style>
    <style:style style:name="T88" style:family="text">
      <style:text-properties fo:font-size="12pt" style:text-underline-style="none" officeooo:rsid="0154e886" style:font-size-asian="12pt" style:font-size-complex="12pt"/>
    </style:style>
    <style:style style:name="T89" style:family="text">
      <style:text-properties fo:font-size="12pt" style:text-underline-style="none" officeooo:rsid="0183b5ef" style:font-size-asian="12pt" style:font-size-complex="12pt"/>
    </style:style>
    <style:style style:name="T90" style:family="text">
      <style:text-properties officeooo:rsid="01a58d2c"/>
    </style:style>
    <style:style style:name="T91" style:family="text">
      <style:text-properties officeooo:rsid="01be8095"/>
    </style:style>
    <style:style style:name="T92" style:family="text">
      <style:text-properties officeooo:rsid="01bfd991"/>
    </style:style>
    <style:style style:name="T93" style:family="text">
      <style:text-properties officeooo:rsid="0172e4a7"/>
    </style:style>
    <style:style style:name="T94" style:family="text">
      <style:text-properties officeooo:rsid="01b7b893"/>
    </style:style>
    <style:style style:name="T95" style:family="text">
      <style:text-properties officeooo:rsid="01bb6e0a"/>
    </style:style>
    <style:style style:name="T96" style:family="text">
      <style:text-properties officeooo:rsid="017c0c0e"/>
    </style:style>
    <style:style style:name="T97" style:family="text">
      <style:text-properties officeooo:rsid="01a841ff"/>
    </style:style>
    <style:style style:name="T98" style:family="text">
      <style:text-properties style:font-name="Ubuntu2" fo:font-size="12pt" fo:font-weight="bold" officeooo:rsid="01d202ce" style:font-weight-asian="bold" style:font-weight-complex="bold"/>
    </style:style>
    <style:style style:name="T99" style:family="text">
      <style:text-properties officeooo:rsid="01c3beaf"/>
    </style:style>
    <style:style style:name="T100" style:family="text">
      <style:text-properties fo:font-weight="bold" officeooo:rsid="01bb6e0a" style:font-weight-asian="bold" style:font-weight-complex="bold"/>
    </style:style>
    <style:style style:name="T101" style:family="text">
      <style:text-properties fo:font-weight="bold" officeooo:rsid="01c3beaf" style:font-weight-asian="bold" style:font-weight-complex="bold"/>
    </style:style>
    <style:style style:name="T102" style:family="text">
      <style:text-properties fo:font-weight="bold" officeooo:rsid="01f1e85f" style:font-weight-asian="bold" style:font-weight-complex="bold"/>
    </style:style>
    <style:style style:name="T103" style:family="text">
      <style:text-properties fo:font-weight="bold" officeooo:rsid="01eddd65" style:font-weight-asian="bold" style:font-weight-complex="bold"/>
    </style:style>
    <style:style style:name="T104" style:family="text">
      <style:text-properties officeooo:rsid="017c5295"/>
    </style:style>
    <style:style style:name="T105" style:family="text">
      <style:text-properties officeooo:rsid="01b1b55e"/>
    </style:style>
    <style:style style:name="T106" style:family="text">
      <style:text-properties officeooo:rsid="01b3a209"/>
    </style:style>
    <style:style style:name="T107" style:family="text">
      <style:text-properties officeooo:rsid="01f1e85f"/>
    </style:style>
    <style:style style:name="T108" style:family="text">
      <style:text-properties officeooo:rsid="01eddd6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Strong_20_Emphasis"><text:span text:style-name="T62">C</text:span></text:span><text:span text:style-name="Strong_20_Emphasis"><text:span text:style-name="T57">hecklist voor </text:span></text:span><text:span text:style-name="Strong_20_Emphasis"><text:span text:style-name="T67">de installatie</text:span></text:span><text:span text:style-name="Strong_20_Emphasis"><text:span text:style-name="T57"> van </text:span></text:span><text:reference-mark-start text:name="Distributie"/><text:span text:style-name="Strong_20_Emphasis"><text:span text:style-name="T63">Ubunt</text:span></text:span><text:span text:style-name="Strong_20_Emphasis"><text:span text:style-name="T64">u</text:span></text:span><text:reference-mark-end text:name="Distributie"/><text:span text:style-name="Strong_20_Emphasis"><text:span text:style-name="T57"> </text:span></text:span><text:reference-mark-start text:name="Versie"/><text:span text:style-name="T90">20</text:span><text:span text:style-name="Strong_20_Emphasis"><text:span text:style-name="T57">.0</text:span></text:span><text:span text:style-name="Strong_20_Emphasis"><text:span text:style-name="T58">4</text:span></text:span><text:reference-mark-end text:name="Versie"/><text:span text:style-name="Strong_20_Emphasis"><text:span text:style-name="T48"> </text:span></text:span><text:span text:style-name="Strong_20_Emphasis"><text:span text:style-name="T49">LTS</text:span></text:span><text:span text:style-name="Strong_20_Emphasis"><text:span text:style-name="T57"> </text:span></text:span><text:reference-mark-start text:name="Editie"/><text:span text:style-name="Strong_20_Emphasis"><text:span text:style-name="T59">desktop</text:span></text:span><text:reference-mark-end text:name="Editie"/><text:span text:style-name="Strong_20_Emphasis"><text:span text:style-name="T60"> </text:span></text:span><text:span text:style-name="Strong_20_Emphasis"><text:span text:style-name="T57">op </text:span></text:span><text:reference-mark-start text:name="Computernaam"/><text:span text:style-name="Strong_20_Emphasis"><text:span text:style-name="T65">pc</text:span></text:span><text:span text:style-name="Strong_20_Emphasis"><text:span text:style-name="T57">0</text:span></text:span><text:span text:style-name="Strong_20_Emphasis"><text:span text:style-name="T66">7</text:span></text:span><text:reference-mark-end text:name="Computernaam"/><text:span text:style-name="T61">.</text:span></text:p>
      <text:p text:style-name="P3"/>
      <text:p text:style-name="P2"><text:span text:style-name="T81">K</text:span><text:span text:style-name="T3">ijk op</text:span><text:span text:style-name="T57"> </text:span><text:a xlink:type="simple" xlink:href="https://karelzimmer.nl/" text:style-name="Internet_20_link" text:visited-style-name="Visited_20_Internet_20_Link"><text:span text:style-name="Internet_20_link"><text:span text:style-name="T83">karelzimmer.nl</text:span></text:span></text:a><text:span text:style-name="T57"> </text:span><text:span text:style-name="T5">voor</text:span><text:span text:style-name="T4"> </text:span><text:span text:style-name="T82">deze en andere </text:span><text:span text:style-name="T6">checklists, scripts, en overige bestanden.</text:span></text:p>
      <text:p text:style-name="P32"/>
      <text:p text:style-name="P36"><text:span text:style-name="T45">D</text:span><text:span text:style-name="T44">it is een invulbare PD</text:span><text:span text:style-name="T46">F</text:span><text:span text:style-name="T44"> met keuzevakken; </text:span><text:span text:style-name="T47">a</text:span><text:span text:style-name="T44">fdrukken is niet noodzakelijk.</text:span></text:p>
      <text:p text:style-name="P11"><text:span text:style-name="Strong_20_Emphasis"><text:span text:style-name="T68"/></text:span></text:p>
      <text:p text:style-name="P17"><text:span text:style-name="Definition"><text:span text:style-name="T85">g</text:span></text:span><text:span text:style-name="Definition"><text:span text:style-name="T84">ebruiker</text:span></text:span><text:span text:style-name="T57"><text:tab/><text:tab/><text:tab/></text:span><text:span text:style-name="User_20_Entry"><text:span text:style-name="T72">Karel</text:span></text:span><text:span text:style-name="User_20_Entry"><text:span text:style-name="T71"> Zimmer</text:span></text:span></text:p>
      <text:p text:style-name="P17"><text:span text:style-name="Definition"><text:span text:style-name="T85">g</text:span></text:span><text:span text:style-name="Definition"><text:span text:style-name="T84">ebruikersnaam<text:tab/></text:span></text:span><text:span text:style-name="User_20_Entry"><text:span text:style-name="T72">karel</text:span></text:span></text:p>
      <text:p text:style-name="P18"><text:span text:style-name="Definition"><text:span text:style-name="T85">c</text:span></text:span><text:span text:style-name="Definition"><text:span text:style-name="T84">omputernaam<text:tab/></text:span></text:span><text:span text:style-name="User_20_Entry"><text:span text:style-name="T69"><text:reference-ref text:reference-format="text" text:ref-name="Computernaam">pc07</text:reference-ref></text:span></text:span></text:p>
      <text:p text:style-name="P19"><text:span text:style-name="Definition"><text:span text:style-name="T85">o</text:span></text:span><text:span text:style-name="Definition"><text:span text:style-name="T86">pstartmenu</text:span></text:span><text:span text:style-name="T57"><text:tab/><text:tab/></text:span><text:span text:style-name="User_20_Entry"><text:span text:style-name="T70">Blauwe ThinkVantage knop &gt; F12</text:span></text:span></text:p>
      <text:p text:style-name="P20"><text:span text:style-name="Definition"><text:span text:style-name="T85">i</text:span></text:span><text:span text:style-name="Definition"><text:span text:style-name="T86">nstellingen</text:span></text:span><text:span text:style-name="T57"><text:tab/><text:tab/></text:span><text:span text:style-name="User_20_Entry"><text:span text:style-name="T70">Blauwe ThinkVantage knop &gt; F1</text:span></text:span></text:p>
      <text:p text:style-name="P10"/>
      <text:p text:style-name="P9"/>
      <text:list xml:id="list4270179656" text:style-name="L1">
        <text:list-item>
          <text:p text:style-name="P40">Installatie voorbereiden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0" draw:name="Vorm1" draw:style-name="gr1" draw:text-style-name="P4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 </text:span></text:span><text:span text:style-name="Strong_20_Emphasis"><text:span text:style-name="T24">installatie</text:span></text:span><text:span text:style-name="Strong_20_Emphasis"><text:span text:style-name="T3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3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3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/text:p>
          </table:table-cell>
        </table:table-row>
      </table:table>
      <text:p text:style-name="P5"/>
      <text:p text:style-name="P4"/>
      <text:list xml:id="list192123497186349" text:continue-numbering="true" text:style-name="L1">
        <text:list-item>
          <text:p text:style-name="P41">Installatie uitvoeren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1" draw:name="Vorm2" draw:style-name="gr1" draw:text-style-name="P4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3">V</text:span></text:span><text:span text:style-name="Strong_20_Emphasis"><text:span text:style-name="T23">olg de stappen in </text:span></text:span><text:span text:style-name="Strong_20_Emphasis"><text:span text:style-name="T24">Checklist</text:span></text:span><text:span text:style-name="Strong_20_Emphasis"><text:span text:style-name="T36"> </text:span></text:span><text:span text:style-name="Strong_20_Emphasis"><text:span text:style-name="T24">installatie</text:span></text:span><text:span text:style-name="Strong_20_Emphasis"><text:span text:style-name="T36">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36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36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4" draw:name="Vorm3" draw:style-name="gr1" draw:text-style-name="P4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4">O</text:span></text:span><text:span text:style-name="Strong_20_Emphasis"><text:span text:style-name="T15">p </text:span></text:span><text:span text:style-name="Strong_20_Emphasis"><text:span text:style-name="T16">het </text:span></text:span><text:span text:style-name="Strong_20_Emphasis"><text:span text:style-name="T17">scherm </text:span></text:span><text:span text:style-name="Strong_20_Emphasis"><text:span text:style-name="T51">Toetsenbord</text:span></text:span><text:span text:style-name="Strong_20_Emphasis"><text:span text:style-name="T52">indeling</text:span></text:span><text:span text:style-name="Strong_20_Emphasis"><text:span text:style-name="T17"> </text:span></text:span><text:span text:style-name="Strong_20_Emphasis"><text:span text:style-name="T18">kies </text:span></text:span><text:span text:style-name="Strong_20_Emphasis"><text:span text:style-name="T53">English (</text:span></text:span><text:span text:style-name="Strong_20_Emphasis"><text:span text:style-name="T56">GB</text:span></text:span><text:span text:style-name="Strong_20_Emphasis"><text:span text:style-name="T41">)</text:span></text:span><text:span text:style-name="Strong_20_Emphasis"><text:span text:style-name="T19"> </text:span></text:span><text:span text:style-name="Strong_20_Emphasis"><text:span text:style-name="T20">en </text:span></text:span><text:span text:style-name="Strong_20_Emphasis"><text:span text:style-name="T14">klik </text:span></text:span><text:span text:style-name="Strong_20_Emphasis"><text:span text:style-name="T17">op </text:span></text:span><text:span text:style-name="Strong_20_Emphasis"><text:span text:style-name="T43">Verder</text:span></text:span><text:span text:style-name="Strong_20_Emphasis"><text:span text:style-name="T17">.</text:span></text:span></text:p>
          </table:table-cell>
        </table:table-row>
      </table:table>
      <text:p text:style-name="P8"/>
      <text:p text:style-name="P8"/>
      <text:list xml:id="list192123392605050" text:continue-numbering="true" text:style-name="L1">
        <text:list-item>
          <text:p text:style-name="P38">Installatie afronden</text:p>
        </text:list-item>
      </text:list>
      <text:p text:style-name="P16"><text:span text:style-name="Emphasis"><text:span text:style-name="T7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2" draw:name="Vorm4" draw:style-name="gr1" draw:text-style-name="P4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 </text:span></text:span><text:span text:style-name="Strong_20_Emphasis"><text:span text:style-name="T24">installatie</text:span></text:span><text:span text:style-name="Strong_20_Emphasis"><text:span text:style-name="T3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3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3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35">,</text:span></text:span><text:span text:style-name="Strong_20_Emphasis"><text:span text:style-name="T24"> met </text:span></text:span><text:span text:style-name="Strong_20_Emphasis"><text:span text:style-name="T38">extra </text:span></text:span><text:span text:style-name="Strong_20_Emphasis"><text:span text:style-name="T24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27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/></text:span></text:p>
          </table:table-cell>
          <table:table-cell table:style-name="_33_._5f_Installatie_5f_afronden.A1" office:value-type="string">
            <text:p text:style-name="P30"><text:span text:style-name="T91">Als stap 2. </text:span><text:span text:style-name="T93">de </text:span><text:span text:style-name="T105">toetsenbordindelin</text:span><text:span text:style-name="T106">g </text:span><text:span text:style-name="T91">is vergeten </text:span><text:span text:style-name="T92">bij de installatie</text:span><text:span text:style-name="T91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5" draw:name="Vorm5" draw:style-name="gr1" draw:text-style-name="P4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4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7">via </text:span></text:span><text:span text:style-name="Strong_20_Emphasis"><text:span text:style-name="T13">een klik op </text:span></text:span><text:span text:style-name="Strong_20_Emphasis"><text:span text:style-name="T28">de </text:span></text:span><text:span text:style-name="Strong_20_Emphasis"><text:span text:style-name="T50">Super</text:span></text:span><text:span text:style-name="Strong_20_Emphasis"><text:span text:style-name="T28">-toets, </text:span></text:span><text:span text:style-name="Strong_20_Emphasis"><text:span text:style-name="T34">t</text:span></text:span><text:span text:style-name="Strong_20_Emphasis"><text:span text:style-name="T29">yp </text:span></text:span><text:span text:style-name="Strong_20_Emphasis"><text:span text:style-name="T42">toet</text:span></text:span><text:span text:style-name="Strong_20_Emphasis"><text:span text:style-name="T28"> </text:span></text:span><text:span text:style-name="Strong_20_Emphasis"><text:span text:style-name="T30">e</text:span></text:span><text:span text:style-name="Strong_20_Emphasis"><text:span text:style-name="T27">n </text:span></text:span><text:span text:style-name="Strong_20_Emphasis"><text:span text:style-name="T31">k</text:span></text:span><text:span text:style-name="Strong_20_Emphasis"><text:span text:style-name="T27">lik </text:span></text:span><text:span text:style-name="Strong_20_Emphasis"><text:span text:style-name="T32">bij </text:span></text:span><text:span text:style-name="Strong_20_Emphasis"><text:span text:style-name="T27"><text:s/></text:span></text:span><text:span text:style-name="Strong_20_Emphasis"><text:span text:style-name="T54">Instellingen </text:span></text:span><text:span text:style-name="Strong_20_Emphasis"><text:span text:style-name="T27">op het pictogram van </text:span></text:span><text:span text:style-name="Strong_20_Emphasis"><text:span text:style-name="T55">Regio en taal</text:span></text:span><text:span text:style-name="Strong_20_Emphasis"><text:span text:style-name="T33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6" draw:name="Vorm6" draw:style-name="gr1" draw:text-style-name="P4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95">O</text:span><text:span text:style-name="T93">nder </text:span><text:span text:style-name="Strong_20_Emphasis"><text:span text:style-name="T96">I</text:span></text:span><text:span text:style-name="Strong_20_Emphasis"><text:span text:style-name="T93">nvoerbron</text:span></text:span><text:span text:style-name="T93"> </text:span><text:span text:style-name="T94">klik </text:span><text:span text:style-name="T93">op </text:span><text:span text:style-name="Strong_20_Emphasis"><text:span text:style-name="T93">+</text:span></text:span><text:span text:style-name="T93"> </text:span><text:span text:style-name="T97">(plus-teken), </text:span><text:span text:style-name="T108">klik</text:span><text:span text:style-name="T107"> op </text:span><text:span text:style-name="T102">⋮</text:span><text:span text:style-name="T107">,</text:span><text:span text:style-name="T97"> </text:span><text:span text:style-name="T108">klik op </text:span><text:span text:style-name="T103">Overige</text:span><text:span text:style-name="T108">, <text:line-break/>klik op</text:span><text:span text:style-name="T93"> </text:span><text:span text:style-name="Strong_20_Emphasis"><text:span text:style-name="T93">Engels (</text:span></text:span><text:span text:style-name="Strong_20_Emphasis"><text:span text:style-name="T98">GB</text:span></text:span><text:span text:style-name="Strong_20_Emphasis"><text:span text:style-name="T93">)</text:span></text:span><text:span text:style-name="T93">, </text:span><text:span text:style-name="T108">en klik op </text:span><text:span text:style-name="T103">Toevoegen</text:span><text:span text:style-name="T9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7" draw:name="Vorm7" draw:style-name="gr1" draw:text-style-name="P4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8"><text:span text:style-name="T99">Klik op regel </text:span><text:span text:style-name="T100">Engels (GB)</text:span><text:span text:style-name="T95"> </text:span><text:span text:style-name="T99">en klik op </text:span><text:span text:style-name="T101">^</text:span><text:span text:style-name="T99">, zodat </text:span><text:span text:style-name="T100">Engels (GB)</text:span><text:span text:style-name="T99"> </text:span><text:span text:style-name="T95">boven</text:span><text:span text:style-name="T99">aan staat</text:span><text:span text:style-name="T9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8" draw:name="Vorm8" draw:style-name="gr1" draw:text-style-name="P4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104">Sluit het scherm </text:span><text:span text:style-name="Strong_20_Emphasis"><text:span text:style-name="T104">Regio en taal</text:span></text:span><text:span text:style-name="T104">.</text:span></text:p>
          </table:table-cell>
        </table:table-row>
      </table:table>
      <text:p text:style-name="P6"/>
      <text:p text:style-name="P33"/>
      <text:list xml:id="list192122763940381" text:continue-numbering="true" text:style-name="L1">
        <text:list-item>
          <text:p text:style-name="P39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1"><text:s/></text:span></text:span><text:span text:style-name="Strong_20_Emphasis"><text:span text:style-name="T40"><draw:control text:anchor-type="as-char" draw:z-index="3" draw:name="Vorm9" draw:style-name="gr1" draw:text-style-name="P42" svg:width="0.35cm" svg:height="0.35cm" draw:control="control4"/></text:span></text:span></text:p>
          </table:table-cell>
          <table:table-cell table:style-name="_34_._5f_Gebruiker_5f_inrichten.A1" office:value-type="string">
            <text:p text:style-name="P26"><text:span text:style-name="Strong_20_Emphasis"><text:span text:style-name="T22">Volg de stappen in Checklist</text:span></text:span><text:span text:style-name="Strong_20_Emphasis"><text:span text:style-name="T37"> </text:span></text:span><text:span text:style-name="Strong_20_Emphasis"><text:span text:style-name="T22">installatie</text:span></text:span><text:span text:style-name="Strong_20_Emphasis"><text:span text:style-name="T37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7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37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12"/>
      <text:p text:style-name="P15"><text:span text:style-name="T76">E</text:span><text:span text:style-name="T77">inde c</text:span><text:span text:style-name="T75">hecklist, </text:span><text:span text:style-name="T78">d</text:span><text:span text:style-name="T75">e</text:span><text:span text:style-name="T87"> installatie van </text:span><text:span text:style-name="T87"><text:reference-ref text:reference-format="text" text:ref-name="Distributie">Ubuntu</text:reference-ref></text:span><text:span text:style-name="T87"><text:s/></text:span><text:span text:style-name="T88"><text:reference-ref text:reference-format="text" text:ref-name="Versie">20.04</text:reference-ref></text:span><text:span text:style-name="T79"><text:s/></text:span><text:span text:style-name="T80">LTS</text:span><text:span text:style-name="T75"> </text:span><text:span text:style-name="T87"><text:reference-ref text:reference-format="text" text:ref-name="Editie">desktop</text:reference-ref></text:span><text:span text:style-name="T87"><text:s/></text:span><text:span text:style-name="T89">op </text:span><text:span text:style-name="T89"><text:reference-ref text:reference-format="text" text:ref-name="Computernaam">pc07</text:reference-ref></text:span><text:span text:style-name="T89"><text:s/></text:span><text:span text:style-name="T87">is voltooid.</text:span></text:p>
      <text:p text:style-name="P14"/>
      <text:p text:style-name="P21"><text:span text:style-name="T39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07</text:file-name><text:tab/><text:date style:data-style-name="N36" text:date-value="2021-09-06T19:21:22.448335038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1:22.362778612</dc:date>
    <meta:printed-by>Karel Zimmer</meta:printed-by>
    <meta:print-date>2012-07-13T13:55:28</meta:print-date>
    <meta:keyword>Installatie</meta:keyword>
    <meta:keyword>Checklist</meta:keyword>
    <meta:keyword>Linux</meta:keyword>
    <meta:editing-cycles>3092</meta:editing-cycles>
    <meta:editing-duration>P7DT12H21M49S</meta:editing-duration>
    <dc:creator>Karel Zimmer</dc:creator>
    <meta:document-statistic meta:table-count="4" meta:image-count="0" meta:object-count="0" meta:page-count="1" meta:paragraph-count="35" meta:word-count="225" meta:character-count="1485" meta:non-whitespace-character-count="1274"/>
    <meta:user-defined meta:name="Info 1"/>
    <meta:user-defined meta:name="Info 2"/>
    <meta:user-defined meta:name="Info 3"/>
    <meta:user-defined meta:name="Info 4"/>
  </office:meta>
</office:document-meta>
</file>